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SVG.loadImage( ImageInfo info , Map hints , ImageSessionContext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mageLoaderSVG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SVG.ImageLoaderSVG( ImageFlavor target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